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cm"/>
      <style:text-properties fo:color="#ffffff" fo:font-size="40pt" style:font-size-asian="40pt" style:font-size-complex="40pt"/>
    </style:style>
    <style:style style:name="ce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" office:value-type="string" calcext:value-type="string" table:number-columns-spanned="9" table:number-rows-spanned="1">
            <text:p>ISMB</text:p>
          </table:table-cell>
          <table:covered-table-cell table:number-columns-repeated="8"/>
        </table:table-row>
        <table:table-row table:style-name="ro1">
          <table:table-cell office:value-type="float" office:value="123456789123" calcext:value-type="float" table:number-columns-spanned="9" table:number-rows-spanned="1">
            <text:p>123456789123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indice</text:p>
          </table:table-cell>
          <table:table-cell/>
          <table:table-cell office:value-type="string" calcext:value-type="string">
            <text:p>striga</text:p>
          </table:table-cell>
          <table:table-cell office:value-type="string" calcext:value-type="string">
            <text:p>estrazion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trapola testo</text:p>
          </table:table-cell>
          <table:table-cell table:number-columns-repeated="2"/>
          <table:table-cell table:formula="of:=MID([.$A$3];[.A5];1)" office:value-type="string" office:string-value="1" calcext:value-type="string">
            <text:p>1</text:p>
          </table:table-cell>
          <table:table-cell table:formula="of:=[.E5]*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MID([.$A$3];[.A6];1)" office:value-type="string" office:string-value="2" calcext:value-type="string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mule matriciali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MID([.$A$3];[.A7];1)" office:value-type="string" office:string-value="3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MID([.$A$3];[.A8];1)" office:value-type="string" office:string-value="4" calcext:value-type="string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matrix-columns-spanned="1" table:number-matrix-rows-spanned="1" table:formula="of:=SUM([.C6:.C8]*[.D6:.D8])" office:value-type="float" office:value="26" calcext:value-type="float">
            <text:p>26</text:p>
          </table:table-cell>
          <table:table-cell/>
          <table:table-cell table:formula="of:=MID([.$A$3];[.A9];1)" office:value-type="string" office:string-value="5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formula="of:=MID([.$A$3];[.A10];1)" office:value-type="string" office:string-value="6" calcext:value-type="string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formula="of:=MID([.$A$3];[.A11];1)" office:value-type="string" office:string-value="7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MID([.$A$3];[.A12];1)" office:value-type="string" office:string-value="8" calcext:value-type="string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MID([.$A$3];[.A13];1)" office:value-type="string" office:string-value="9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formula="of:=MID([.$A$3];[.A14];1)" office:value-type="string" office:string-value="1" calcext:value-type="string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formula="of:=MID([.$A$3];[.A15];1)" office:value-type="string" office:string-value="2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number-matrix-columns-spanned="1" table:number-matrix-rows-spanned="1" table:formula="of:=SUM([.E5:.E16]*[.F5:.F16])" office:value-type="float" office:value="90" calcext:value-type="float">
            <text:p>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09:47:04.027000000</meta:creation-date>
    <dc:date>2024-11-12T11:40:02.400000000</dc:date>
    <meta:editing-duration>PT1H52M59S</meta:editing-duration>
    <meta:editing-cycles>1</meta:editing-cycles>
    <meta:document-statistic meta:table-count="1" meta:cell-count="44" meta:object-count="0"/>
    <meta:generator>LibreOffice/7.5.4.2$Windows_X86_64 LibreOffice_project/36ccfdc35048b057fd9854c757a8b67ec53977b6</meta:generator>
  </office:meta>
</office:document-meta>
</file>